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25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22.95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4.4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2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justify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ff9999" fo:border="0.06pt solid #000000"/>
    </style:style>
    <style:style style:name="ce5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start"/>
    </style:style>
    <style:style style:name="ce6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start"/>
    </style:style>
    <style:style style:name="ce7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start"/>
    </style:style>
    <style:style style:name="ce8" style:family="table-cell" style:parent-style-name="Default" style:data-style-name="N2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eeeeee" style:text-align-source="value-type" style:repeat-content="false" fo:border="0.06pt solid #000000" style:vertical-align="automatic"/>
    </style:style>
    <style:style style:name="ce10" style:family="table-cell" style:parent-style-name="Default" style:data-style-name="N0">
      <style:table-cell-properties fo:background-color="#cccccc" style:text-align-source="value-type" style:repeat-content="false" fo:border="0.06pt solid #000000" style:vertical-align="automatic"/>
    </style:style>
    <style:style style:name="ce11" style:family="table-cell" style:parent-style-name="Default" style:data-style-name="N0">
      <style:table-cell-properties fo:background-color="#dddddd" style:text-align-source="value-type" style:repeat-content="false" fo:border="0.06pt solid #000000" style:vertical-align="automatic"/>
    </style:style>
    <style:style style:name="ce12" style:family="table-cell" style:parent-style-name="Default">
      <style:table-cell-properties fo:background-color="#dddddd"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lor="#ff3333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8"/>
        <table:table-column table:style-name="co5" table:default-cell-style-name="ce9"/>
        <table:table-column table:style-name="co6" table:default-cell-style-name="ce12"/>
        <table:table-column table:style-name="co7" table:default-cell-style-name="ce14"/>
        <table:table-column table:style-name="co8" table:default-cell-style-name="ce12"/>
        <table:table-column table:style-name="co9" table:default-cell-style-name="ce14"/>
        <table:table-column table:style-name="co10" table:default-cell-style-name="ce12"/>
        <table:table-column table:style-name="co11" table:default-cell-style-name="ce14"/>
        <table:table-column table:style-name="co6" table:default-cell-style-name="ce12"/>
        <table:table-column table:style-name="co12" table:default-cell-style-name="ce15"/>
        <table:table-column table:style-name="co13" table:default-cell-style-name="ce17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4" table:number-rows-spanned="3">
            <text:p>This sheet is a reference sheet only. When you modify values in the unique_buildings file, please modify the values here too so we can get an idea of the current balance situation. These values are just a rough idea, and the relative worth is not exact or accurate – just an idea. <text:span text:style-name="T1">Furthermore, buildings DO NOT need to be balanced so long as they are not silly!</text:span></text:p>
          </table:table-cell>
          <table:covered-table-cell table:number-columns-repeated="13" table:style-name="Default"/>
          <table:table-cell table:number-columns-repeated="2"/>
        </table:table-row>
        <table:table-row table:style-name="ro1">
          <table:covered-table-cell table:number-columns-repeated="14" table:style-name="Default"/>
          <table:table-cell table:number-columns-repeated="2"/>
        </table:table-row>
        <table:table-row table:style-name="ro2">
          <table:covered-table-cell table:number-columns-repeated="14" table:style-name="Default"/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T LEVEL BONUS</text:p>
          </table:table-cell>
          <table:table-cell table:style-name="ce2" office:value-type="string" calcext:value-type="string">
            <text:p>TAX INCOME BONUS</text:p>
          </table:table-cell>
          <table:table-cell table:style-name="ce2" office:value-type="string" calcext:value-type="string">
            <text:p>TROOP VALUE</text:p>
          </table:table-cell>
          <table:table-cell table:style-name="ce2" office:value-type="string" calcext:value-type="string">
            <text:p>TOTAL LEVY</text:p>
          </table:table-cell>
          <table:table-cell table:style-name="ce2" office:value-type="string" calcext:value-type="string">
            <text:p>HEAVY INFANTRY</text:p>
          </table:table-cell>
          <table:table-cell table:style-name="ce2" office:value-type="string" calcext:value-type="string">
            <text:p>LIGHT INFANTRY</text:p>
          </table:table-cell>
          <table:table-cell table:style-name="ce2" office:value-type="string" calcext:value-type="string">
            <text:p>ARCHERS</text:p>
          </table:table-cell>
          <table:table-cell table:style-name="ce2" office:value-type="string" calcext:value-type="string">
            <text:p>LIGHT CAV</text:p>
          </table:table-cell>
          <table:table-cell table:style-name="ce2" office:value-type="string" calcext:value-type="string">
            <text:p>HEAVY CAV</text:p>
          </table:table-cell>
          <table:table-cell table:style-name="ce2" office:value-type="string" calcext:value-type="string">
            <text:p>PIKEMEN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Galleys</text:p>
          </table:table-cell>
          <table:table-cell table:style-name="ce16" office:value-type="string" calcext:value-type="string">
            <text:p>RELATIVE WO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pirateshipyard_1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formula="of:=([.F7]*1.5)+([.G7]*1)+([.H7]*1.25)+([.I7]*1.5)+([.J7]*2)+([.K7]*1.5)+([.L7]*2.5)" office:value-type="float" office:value="172.5" calcext:value-type="float">
            <text:p>172.50</text:p>
          </table:table-cell>
          <table:table-cell table:formula="of:=[.F7]+[.G7]+[.H7]+[.I7]+[.J7]+[.K7]+[.L7]" office:value-type="float" office:value="150" calcext:value-type="float">
            <text:p>150</text:p>
          </table:table-cell>
          <table:table-cell table:style-name="ce11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11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7]*5)+([.C7]*12)+[.D7]+([.M7]/2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pirateshipyard_2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4" calcext:value-type="float">
            <text:p>0.40</text:p>
          </table:table-cell>
          <table:table-cell table:formula="of:=([.F8]*1.5)+([.G8]*1)+([.H8]*1.25)+([.I8]*1.5)+([.J8]*2)+([.K8]*1.5)+([.L8]*2.5)" office:value-type="float" office:value="345" calcext:value-type="float">
            <text:p>345.00</text:p>
          </table:table-cell>
          <table:table-cell table:style-name="ce10" table:formula="of:=[.F8]+[.G8]+[.H8]+[.I8]+[.J8]+[.K8]+[.L8]" office:value-type="float" office:value="300" calcext:value-type="float">
            <text:p>30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([.B8]*5)+([.C8]*12)+[.D8]+([.M8]/2)" office:value-type="float" office:value="352.3" calcext:value-type="float">
            <text:p>35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pirateshipyard_3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formula="of:=([.F9]*1.5)+([.G9]*1)+([.H9]*1.25)+([.I9]*1.5)+([.J9]*2)+([.K9]*1.5)+([.L9]*2.5)" office:value-type="float" office:value="517.5" calcext:value-type="float">
            <text:p>517.50</text:p>
          </table:table-cell>
          <table:table-cell table:formula="of:=[.F9]+[.G9]+[.H9]+[.I9]+[.J9]+[.K9]+[.L9]" office:value-type="float" office:value="450" calcext:value-type="float">
            <text:p>450</text:p>
          </table:table-cell>
          <table:table-cell table:style-name="ce11" office:value-type="float" office:value="90" calcext:value-type="float">
            <text:p>90</text:p>
          </table:table-cell>
          <table:table-cell table:style-name="ce9" office:value-type="float" office:value="270" calcext:value-type="float">
            <text:p>270</text:p>
          </table:table-cell>
          <table:table-cell table:style-name="ce11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9]*5)+([.C9]*12)+[.D9]+([.M9]/2)" office:value-type="float" office:value="527.2" calcext:value-type="float">
            <text:p>52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pirateshipyard_4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6" calcext:value-type="float">
            <text:p>0.60</text:p>
          </table:table-cell>
          <table:table-cell table:formula="of:=([.F10]*1.5)+([.G10]*1)+([.H10]*1.25)+([.I10]*1.5)+([.J10]*2)+([.K10]*1.5)+([.L10]*2.5)" office:value-type="float" office:value="690" calcext:value-type="float">
            <text:p>690.00</text:p>
          </table:table-cell>
          <table:table-cell table:style-name="ce10" table:formula="of:=[.F10]+[.G10]+[.H10]+[.I10]+[.J10]+[.K10]+[.L10]" office:value-type="float" office:value="600" calcext:value-type="float">
            <text:p>60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([.B10]*5)+([.C10]*12)+[.D10]+([.M10]/2)" office:value-type="float" office:value="702.2" calcext:value-type="float">
            <text:p>70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pirateshipyard_5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formula="of:=([.F11]*1.5)+([.G11]*1)+([.H11]*1.25)+([.I11]*1.5)+([.J11]*2)+([.K11]*1.5)+([.L11]*2.5)" office:value-type="float" office:value="1035" calcext:value-type="float">
            <text:p>1035.00</text:p>
          </table:table-cell>
          <table:table-cell table:formula="of:=[.F11]+[.G11]+[.H11]+[.I11]+[.J11]+[.K11]+[.L11]" office:value-type="float" office:value="900" calcext:value-type="float">
            <text:p>900</text:p>
          </table:table-cell>
          <table:table-cell table:style-name="ce11" office:value-type="float" office:value="180" calcext:value-type="float">
            <text:p>180</text:p>
          </table:table-cell>
          <table:table-cell table:style-name="ce9" office:value-type="float" office:value="540" calcext:value-type="float">
            <text:p>540</text:p>
          </table:table-cell>
          <table:table-cell table:style-name="ce11" office:value-type="float" office:value="180" calcext:value-type="float">
            <text:p>18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11]*5)+([.C11]*12)+[.D11]+([.M11]/2)"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HIPYARD TOTAL FROM ALL LEVELS</text:p>
          </table:table-cell>
          <table:table-cell table:style-name="ce4" table:formula="of:=[.B8]+[.B9]+[.B10]+[.B11]" office:value-type="float" office:value="3" calcext:value-type="float">
            <text:p>3</text:p>
          </table:table-cell>
          <table:table-cell table:style-name="ce4" table:formula="of:=[.C8]+[.C9]+[.C10]+[.C11]" office:value-type="float" office:value="2.35" calcext:value-type="float">
            <text:p>2.35</text:p>
          </table:table-cell>
          <table:table-cell table:formula="of:=([.F12]*1.5)+([.G12]*1)+([.H12]*1.25)+([.I12]*1.5)+([.J12]*2)+([.K12]*1.5)+([.L12]*2.5)" office:value-type="float" office:value="2587.5" calcext:value-type="float">
            <text:p>2587.50</text:p>
          </table:table-cell>
          <table:table-cell table:style-name="ce4" table:formula="of:=[.E8]+[.E9]+[.E10]+[.E11]" office:value-type="float" office:value="2250" calcext:value-type="float">
            <text:p>2250</text:p>
          </table:table-cell>
          <table:table-cell table:style-name="ce4" table:formula="of:=[.F8]+[.F9]+[.F10]+[.F11]" office:value-type="float" office:value="450" calcext:value-type="float">
            <text:p>450</text:p>
          </table:table-cell>
          <table:table-cell table:style-name="ce4" table:formula="of:=[.G8]+[.G9]+[.G10]+[.G11]" office:value-type="float" office:value="1350" calcext:value-type="float">
            <text:p>1350</text:p>
          </table:table-cell>
          <table:table-cell table:style-name="ce4" table:formula="of:=[.H8]+[.H9]+[.H10]+[.H11]" office:value-type="float" office:value="450" calcext:value-type="float">
            <text:p>450</text:p>
          </table:table-cell>
          <table:table-cell table:style-name="ce4" table:formula="of:=[.I8]+[.I9]+[.I10]+[.I11]" office:value-type="float" office:value="0" calcext:value-type="float">
            <text:p>0</text:p>
          </table:table-cell>
          <table:table-cell table:style-name="ce4" table:formula="of:=[.J8]+[.J9]+[.J10]+[.J11]" office:value-type="float" office:value="0" calcext:value-type="float">
            <text:p>0</text:p>
          </table:table-cell>
          <table:table-cell table:style-name="ce4" table:formula="of:=[.K8]+[.K9]+[.K10]+[.K11]" office:value-type="float" office:value="0" calcext:value-type="float">
            <text:p>0</text:p>
          </table:table-cell>
          <table:table-cell table:style-name="ce4" table:formula="of:=[.L8]+[.L9]+[.L10]+[.L11]" office:value-type="float" office:value="0" calcext:value-type="float">
            <text:p>0</text:p>
          </table:table-cell>
          <table:table-cell table:style-name="ce4" table:formula="of:=[.M8]+[.M9]+[.M10]+[.M11]" office:value-type="float" office:value="0" calcext:value-type="float">
            <text:p>0</text:p>
          </table:table-cell>
          <table:table-cell table:formula="of:=([.B12]*5)+([.C12]*12)+[.D12]+([.M12]/2)" office:value-type="float" office:value="2630.7" calcext:value-type="float">
            <text:p>263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moat_cailin</text:p>
          </table:table-cell>
          <table:table-cell table:style-name="ce6" office:value-type="float" office:value="12" calcext:value-type="float">
            <text:p>12.00</text:p>
          </table:table-cell>
          <table:table-cell table:style-name="ce6" office:value-type="float" office:value="0" calcext:value-type="float">
            <text:p>0.00</text:p>
          </table:table-cell>
          <table:table-cell table:formula="of:=([.F13]*1.5)+([.G13]*1)+([.H13]*1.25)+([.I13]*1.5)+([.J13]*2)+([.K13]*1.5)+([.L13]*2.5)" office:value-type="float" office:value="625" calcext:value-type="float">
            <text:p>625.00</text:p>
          </table:table-cell>
          <table:table-cell table:style-name="ce10" table:formula="of:=[.F13]+[.G13]+[.H13]+[.I13]+[.J13]+[.K13]+[.L13]" office:value-type="float" office:value="500" calcext:value-type="float">
            <text:p>5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00" calcext:value-type="float">
            <text:p>50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([.B13]*5)+([.C13]*12)+[.D13]+([.M13]/2)"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wallportion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table:formula="of:=([.F14]*1.5)+([.G14]*1)+([.H14]*1.25)+([.I14]*1.5)+([.J14]*2)+([.K14]*1.5)+([.L14]*2.5)" office:value-type="float" office:value="214" calcext:value-type="float">
            <text:p>214.00</text:p>
          </table:table-cell>
          <table:table-cell table:formula="of:=[.F14]+[.G14]+[.H14]+[.I14]+[.J14]+[.K14]+[.L14]" office:value-type="float" office:value="152" calcext:value-type="float">
            <text:p>152</text:p>
          </table:table-cell>
          <table:table-cell table:style-name="ce11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14]*5)+([.C14]*12)+[.D14]+([.M14]/2)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casterly_rock</text:p>
          </table:table-cell>
          <table:table-cell table:number-columns-repeated="2" table:style-name="ce6" office:value-type="float" office:value="10" calcext:value-type="float">
            <text:p>10.00</text:p>
          </table:table-cell>
          <table:table-cell table:formula="of:=([.F15]*1.5)+([.G15]*1)+([.H15]*1.25)+([.I15]*1.5)+([.J15]*2)+([.K15]*1.5)+([.L15]*2.5)" office:value-type="float" office:value="1600" calcext:value-type="float">
            <text:p>1600.00</text:p>
          </table:table-cell>
          <table:table-cell table:style-name="ce10" table:formula="of:=[.F15]+[.G15]+[.H15]+[.I15]+[.J15]+[.K15]+[.L15]" office:value-type="float" office:value="1000" calcext:value-type="float">
            <text:p>10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([.B15]*5)+([.C15]*12)+[.D15]+([.M15]/2)"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ironwood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table:formula="of:=([.F16]*1.5)+([.G16]*1)+([.H16]*1.25)+([.I16]*1.5)+([.J16]*2)+([.K16]*1.5)+([.L16]*2.5)" office:value-type="float" office:value="0" calcext:value-type="float">
            <text:p>0.00</text:p>
          </table:table-cell>
          <table:table-cell table:formula="of:=[.F16]+[.G16]+[.H16]+[.I16]+[.J16]+[.K16]+[.L16]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16]*5)+([.C16]*12)+[.D16]+([.M16]/2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storms_end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float" office:value="0" calcext:value-type="float">
            <text:p>0.00</text:p>
          </table:table-cell>
          <table:table-cell table:formula="of:=([.F17]*1.5)+([.G17]*1)+([.H17]*1.25)+([.I17]*1.5)+([.J17]*2)+([.K17]*1.5)+([.L17]*2.5)" office:value-type="float" office:value="375" calcext:value-type="float">
            <text:p>375.00</text:p>
          </table:table-cell>
          <table:table-cell table:style-name="ce10" table:formula="of:=[.F17]+[.G17]+[.H17]+[.I17]+[.J17]+[.K17]+[.L17]" office:value-type="float" office:value="250" calcext:value-type="float">
            <text:p>250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([.B17]*5)+([.C17]*12)+[.D17]+([.M17]/2)"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starfall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([.F18]*1.5)+([.G18]*1)+([.H18]*1.25)+([.I18]*1.5)+([.J18]*2)+([.K18]*1.5)+([.L18]*2.5)" office:value-type="float" office:value="0" calcext:value-type="float">
            <text:p>0.00</text:p>
          </table:table-cell>
          <table:table-cell table:formula="of:=[.F18]+[.G18]+[.H18]+[.I18]+[.J18]+[.K18]+[.L18]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18]*5)+([.C18]*12)+[.D18]+([.M18]/2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wildling_barracks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.5" calcext:value-type="float">
            <text:p>1.50</text:p>
          </table:table-cell>
          <table:table-cell table:formula="of:=([.F19]*1.5)+([.G19]*1)+([.H19]*1.25)+([.I19]*1.5)+([.J19]*2)+([.K19]*1.5)+([.L19]*2.5)" office:value-type="float" office:value="266.25" calcext:value-type="float">
            <text:p>266.25</text:p>
          </table:table-cell>
          <table:table-cell table:style-name="ce10" table:formula="of:=[.F19]+[.G19]+[.H19]+[.I19]+[.J19]+[.K19]+[.L19]" office:value-type="float" office:value="250" calcext:value-type="float">
            <text:p>2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([.B19]*5)+([.C19]*12)+[.D19]+([.M19]/2)" office:value-type="float" office:value="284.25" calcext:value-type="float">
            <text:p>28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wildling_barracks2</text:p>
          </table:table-cell>
          <table:table-cell office:value-type="float" office:value="0" calcext:value-type="float">
            <text:p>0.00</text:p>
          </table:table-cell>
          <table:table-cell office:value-type="float" office:value="1.5" calcext:value-type="float">
            <text:p>1.50</text:p>
          </table:table-cell>
          <table:table-cell table:formula="of:=([.F20]*1.5)+([.G20]*1)+([.H20]*1.25)+([.I20]*1.5)+([.J20]*2)+([.K20]*1.5)+([.L20]*2.5)" office:value-type="float" office:value="531.25" calcext:value-type="float">
            <text:p>531.25</text:p>
          </table:table-cell>
          <table:table-cell table:formula="of:=[.F20]+[.G20]+[.H20]+[.I20]+[.J20]+[.K20]+[.L20]" office:value-type="float" office:value="500" calcext:value-type="float">
            <text:p>50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375" calcext:value-type="float">
            <text:p>375</text:p>
          </table:table-cell>
          <table:table-cell table:style-name="ce11" office:value-type="float" office:value="125" calcext:value-type="float">
            <text:p>12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20]*5)+([.C20]*12)+[.D20]+([.M20]/2)" office:value-type="float" office:value="549.25" calcext:value-type="float">
            <text:p>54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wildling_barracks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" calcext:value-type="float">
            <text:p>3.00</text:p>
          </table:table-cell>
          <table:table-cell table:formula="of:=([.F21]*1.5)+([.G21]*1)+([.H21]*1.25)+([.I21]*1.5)+([.J21]*2)+([.K21]*1.5)+([.L21]*2.5)" office:value-type="float" office:value="1062.5" calcext:value-type="float">
            <text:p>1062.50</text:p>
          </table:table-cell>
          <table:table-cell table:style-name="ce10" table:formula="of:=[.F21]+[.G21]+[.H21]+[.I21]+[.J21]+[.K21]+[.L21]" office:value-type="float" office:value="1000" calcext:value-type="float">
            <text:p>1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([.B21]*5)+([.C21]*12)+[.D21]+([.M21]/2)" office:value-type="float" office:value="1098.5" calcext:value-type="float">
            <text:p>109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wildling_barracks4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table:formula="of:=([.F22]*1.5)+([.G22]*1)+([.H22]*1.25)+([.I22]*1.5)+([.J22]*2)+([.K22]*1.5)+([.L22]*2.5)" office:value-type="float" office:value="1625" calcext:value-type="float">
            <text:p>1625.00</text:p>
          </table:table-cell>
          <table:table-cell table:formula="of:=[.F22]+[.G22]+[.H22]+[.I22]+[.J22]+[.K22]+[.L22]" office:value-type="float" office:value="1500" calcext:value-type="float">
            <text:p>150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000" calcext:value-type="float">
            <text:p>1000</text:p>
          </table:table-cell>
          <table:table-cell table:style-name="ce11" office:value-type="float" office:value="500" calcext:value-type="float">
            <text:p>50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22]*5)+([.C22]*12)+[.D22]+([.M22]/2)"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WILDLING TOTAL FROM ALL LEVELS</text:p>
          </table:table-cell>
          <table:table-cell table:style-name="ce4" table:formula="of:=[.B19]+[.B20]+[.B21]+[.B22]" office:value-type="float" office:value="0" calcext:value-type="float">
            <text:p>0</text:p>
          </table:table-cell>
          <table:table-cell table:style-name="ce4" table:formula="of:=[.C19]+[.C20]+[.C21]+[.C22]" office:value-type="float" office:value="11" calcext:value-type="float">
            <text:p>11</text:p>
          </table:table-cell>
          <table:table-cell table:formula="of:=([.F23]*1.5)+([.G23]*1)+([.H23]*1.25)+([.I23]*1.5)+([.J23]*2)+([.K23]*1.5)+([.L23]*2.5)" office:value-type="float" office:value="3485" calcext:value-type="float">
            <text:p>3485.00</text:p>
          </table:table-cell>
          <table:table-cell table:style-name="ce4" table:formula="of:=[.E19]+[.E20]+[.E21]+[.E22]" office:value-type="float" office:value="3250" calcext:value-type="float">
            <text:p>3250</text:p>
          </table:table-cell>
          <table:table-cell table:style-name="ce4" table:formula="of:=[.F19]+[.F20]+[.F21]+[.F22]" office:value-type="float" office:value="0" calcext:value-type="float">
            <text:p>0</text:p>
          </table:table-cell>
          <table:table-cell table:style-name="ce4" table:formula="of:=[.G19]+[.G20]+[.G21]+[.G22]" office:value-type="float" office:value="2310" calcext:value-type="float">
            <text:p>2310</text:p>
          </table:table-cell>
          <table:table-cell table:style-name="ce4" table:formula="of:=[.H19]+[.H20]+[.H21]+[.H22]" office:value-type="float" office:value="940" calcext:value-type="float">
            <text:p>940</text:p>
          </table:table-cell>
          <table:table-cell table:style-name="ce4" table:formula="of:=[.I19]+[.I20]+[.I21]+[.I22]" office:value-type="float" office:value="0" calcext:value-type="float">
            <text:p>0</text:p>
          </table:table-cell>
          <table:table-cell table:style-name="ce4" table:formula="of:=[.J19]+[.J20]+[.J21]+[.J22]" office:value-type="float" office:value="0" calcext:value-type="float">
            <text:p>0</text:p>
          </table:table-cell>
          <table:table-cell table:style-name="ce4" table:formula="of:=[.K19]+[.K20]+[.K21]+[.K22]" office:value-type="float" office:value="0" calcext:value-type="float">
            <text:p>0</text:p>
          </table:table-cell>
          <table:table-cell table:style-name="ce4" table:formula="of:=[.L19]+[.L20]+[.L21]+[.L22]" office:value-type="float" office:value="0" calcext:value-type="float">
            <text:p>0</text:p>
          </table:table-cell>
          <table:table-cell table:style-name="ce4" table:formula="of:=[.M19]+[.M20]+[.M21]+[.M22]" office:value-type="float" office:value="0" calcext:value-type="float">
            <text:p>0</text:p>
          </table:table-cell>
          <table:table-cell table:formula="of:=([.B23]*5)+([.C23]*12)+[.D23]+([.M23]/2)"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winterfell <text:s text:c="2"/>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([.F24]*1.5)+([.G24]*1)+([.H24]*1.25)+([.I24]*1.5)+([.J24]*2)+([.K24]*1.5)+([.L24]*2.5)" office:value-type="float" office:value="1062.5" calcext:value-type="float">
            <text:p>1062.50</text:p>
          </table:table-cell>
          <table:table-cell table:formula="of:=[.F24]+[.G24]+[.H24]+[.I24]+[.J24]+[.K24]+[.L24]"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24]*5)+([.C24]*12)+[.D24]+([.M24]/2)" office:value-type="float" office:value="1147.5" calcext:value-type="float">
            <text:p>114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winterfell_crypt 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0" calcext:value-type="float">
            <text:p>0.00</text:p>
          </table:table-cell>
          <table:table-cell table:formula="of:=([.F25]*1.5)+([.G25]*1)+([.H25]*1.25)+([.I25]*1.5)+([.J25]*2)+([.K25]*1.5)+([.L25]*2.5)" office:value-type="float" office:value="0" calcext:value-type="float">
            <text:p>0.00</text:p>
          </table:table-cell>
          <table:table-cell table:style-name="ce10" table:formula="of:=[.F25]+[.G25]+[.H25]+[.I25]+[.J25]+[.K25]+[.L25]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formula="of:=([.B25]*5)+([.C25]*12)+[.D25]+([.M25]/2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dreadfort <text:s text:c="2"/>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([.F26]*1.5)+([.G26]*1)+([.H26]*1.25)+([.I26]*1.5)+([.J26]*2)+([.K26]*1.5)+([.L26]*2.5)" office:value-type="float" office:value="875" calcext:value-type="float">
            <text:p>875.00</text:p>
          </table:table-cell>
          <table:table-cell table:formula="of:=[.F26]+[.G26]+[.H26]+[.I26]+[.J26]+[.K26]+[.L26]"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26]*5)+([.C26]*12)+[.D26]+([.M26]/2)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castamere <text:s text:c="2"/>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8" calcext:value-type="float">
            <text:p>8.00</text:p>
          </table:table-cell>
          <table:table-cell table:formula="of:=([.F27]*1.5)+([.G27]*1)+([.H27]*1.25)+([.I27]*1.5)+([.J27]*2)+([.K27]*1.5)+([.L27]*2.5)" office:value-type="float" office:value="0" calcext:value-type="float">
            <text:p>0.00</text:p>
          </table:table-cell>
          <table:table-cell table:style-name="ce10" table:formula="of:=[.F27]+[.G27]+[.H27]+[.I27]+[.J27]+[.K27]+[.L27]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formula="of:=([.B27]*5)+([.C27]*12)+[.D27]+([.M27]/2)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riverrun <text:s text:c="2"/></text:p>
          </table:table-cell>
          <table:table-cell office:value-type="float" office:value="7" calcext:value-type="float">
            <text:p>7.00</text:p>
          </table:table-cell>
          <table:table-cell office:value-type="float" office:value="4" calcext:value-type="float">
            <text:p>4.00</text:p>
          </table:table-cell>
          <table:table-cell table:formula="of:=([.F28]*1.5)+([.G28]*1)+([.H28]*1.25)+([.I28]*1.5)+([.J28]*2)+([.K28]*1.5)+([.L28]*2.5)" office:value-type="float" office:value="1125" calcext:value-type="float">
            <text:p>1125.00</text:p>
          </table:table-cell>
          <table:table-cell table:formula="of:=[.F28]+[.G28]+[.H28]+[.I28]+[.J28]+[.K28]+[.L28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28]*5)+([.C28]*12)+[.D28]+([.M28]/2)" office:value-type="float" office:value="1208" calcext:value-type="float">
            <text:p>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hightower <text:s text:c="2"/>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4" calcext:value-type="float">
            <text:p>4.00</text:p>
          </table:table-cell>
          <table:table-cell table:formula="of:=([.F29]*1.5)+([.G29]*1)+([.H29]*1.25)+([.I29]*1.5)+([.J29]*2)+([.K29]*1.5)+([.L29]*2.5)" office:value-type="float" office:value="1012.5" calcext:value-type="float">
            <text:p>1012.50</text:p>
          </table:table-cell>
          <table:table-cell table:style-name="ce10" table:formula="of:=[.F29]+[.G29]+[.H29]+[.I29]+[.J29]+[.K29]+[.L29]" office:value-type="float" office:value="800" calcext:value-type="float">
            <text:p>8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formula="of:=([.B29]*5)+([.C29]*12)+[.D29]+([.M29]/2)" office:value-type="float" office:value="1090.5" calcext:value-type="float">
            <text:p>109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hammerhorn_mine 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table:formula="of:=([.F30]*1.5)+([.G30]*1)+([.H30]*1.25)+([.I30]*1.5)+([.J30]*2)+([.K30]*1.5)+([.L30]*2.5)" office:value-type="float" office:value="0" calcext:value-type="float">
            <text:p>0.00</text:p>
          </table:table-cell>
          <table:table-cell table:formula="of:=[.F30]+[.G30]+[.H30]+[.I30]+[.J30]+[.K30]+[.L30]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[.B30]*5)+([.C30]*12)+[.D30]+([.M30]/2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marchercastle <text:s/>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0" calcext:value-type="float">
            <text:p>0.00</text:p>
          </table:table-cell>
          <table:table-cell table:formula="of:=([.F31]*1.5)+([.G31]*1)+([.H31]*1.25)+([.I31]*1.5)+([.J31]*2)+([.K31]*1.5)+([.L31]*2.5)" office:value-type="float" office:value="312.5" calcext:value-type="float">
            <text:p>312.50</text:p>
          </table:table-cell>
          <table:table-cell table:style-name="ce10" table:formula="of:=[.F31]+[.G31]+[.H31]+[.I31]+[.J31]+[.K31]+[.L31]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formula="of:=([.B31]*5)+([.C31]*12)+[.D31]+([.M31]/2)" office:value-type="float" office:value="342.5" calcext:value-type="float">
            <text:p>34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duskendale <text:s text:c="2"/>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table:formula="of:=([.F32]*1.5)+([.G32]*1)+([.H32]*1.25)+([.I32]*1.5)+([.J32]*2)+([.K32]*1.5)+([.L32]*2.5)" office:value-type="float" office:value="0" calcext:value-type="float">
            <text:p>0.00</text:p>
          </table:table-cell>
          <table:table-cell table:formula="of:=[.F32]+[.G32]+[.H32]+[.I32]+[.J32]+[.K32]+[.L32]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[.B32]*5)+([.C32]*12)+[.D32]+([.M32]/2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the_arbor <text:s text:c="2"/>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5" calcext:value-type="float">
            <text:p>5.00</text:p>
          </table:table-cell>
          <table:table-cell table:formula="of:=([.F33]*1.5)+([.G33]*1)+([.H33]*1.25)+([.I33]*1.5)+([.J33]*2)+([.K33]*1.5)+([.L33]*2.5)" office:value-type="float" office:value="1237.5" calcext:value-type="float">
            <text:p>1237.50</text:p>
          </table:table-cell>
          <table:table-cell table:style-name="ce10" table:formula="of:=[.F33]+[.G33]+[.H33]+[.I33]+[.J33]+[.K33]+[.L33]" office:value-type="float" office:value="900" calcext:value-type="float">
            <text:p>900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([.B33]*5)+([.C33]*12)+[.D33]+([.M33]/2)" office:value-type="float" office:value="1307.5" calcext:value-type="float">
            <text:p>130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oldstones <text:s text:c="2"/>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table:formula="of:=([.F34]*1.5)+([.G34]*1)+([.H34]*1.25)+([.I34]*1.5)+([.J34]*2)+([.K34]*1.5)+([.L34]*2.5)" office:value-type="float" office:value="1925" calcext:value-type="float">
            <text:p>1925.00</text:p>
          </table:table-cell>
          <table:table-cell table:formula="of:=[.F34]+[.G34]+[.H34]+[.I34]+[.J34]+[.K34]+[.L34]"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34]*5)+([.C34]*12)+[.D34]+([.M34]/2)"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gates_of_the_moon </text:p>
          </table:table-cell>
          <table:table-cell table:style-name="ce6" office:value-type="float" office:value="4" calcext:value-type="float">
            <text:p>4.00</text:p>
          </table:table-cell>
          <table:table-cell table:style-name="ce6" office:value-type="float" office:value="-0.75" calcext:value-type="float">
            <text:p>-0.75</text:p>
          </table:table-cell>
          <table:table-cell table:formula="of:=([.F35]*1.5)+([.G35]*1)+([.H35]*1.25)+([.I35]*1.5)+([.J35]*2)+([.K35]*1.5)+([.L35]*2.5)" office:value-type="float" office:value="1031.25" calcext:value-type="float">
            <text:p>1031.25</text:p>
          </table:table-cell>
          <table:table-cell table:style-name="ce10" table:formula="of:=[.F35]+[.G35]+[.H35]+[.I35]+[.J35]+[.K35]+[.L35]" office:value-type="float" office:value="750" calcext:value-type="float">
            <text:p>750</text:p>
          </table:table-cell>
          <table:table-cell table:style-name="ce13" office:value-type="float" office:value="375" calcext:value-type="float">
            <text:p>3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75" calcext:value-type="float">
            <text:p>3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formula="of:=([.B35]*5)+([.C35]*12)+[.D35]+([.M35]/2)" office:value-type="float" office:value="1042.25" calcext:value-type="float">
            <text:p>104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runestone <text:s text:c="2"/>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table:formula="of:=([.F36]*1.5)+([.G36]*1)+([.H36]*1.25)+([.I36]*1.5)+([.J36]*2)+([.K36]*1.5)+([.L36]*2.5)" office:value-type="float" office:value="1562.5" calcext:value-type="float">
            <text:p>1562.50</text:p>
          </table:table-cell>
          <table:table-cell table:formula="of:=[.F36]+[.G36]+[.H36]+[.I36]+[.J36]+[.K36]+[.L36]" office:value-type="float" office:value="1250" calcext:value-type="float">
            <text:p>125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36]*5)+([.C36]*12)+[.D36]+([.M36]/2)" office:value-type="float" office:value="1606.5" calcext:value-type="float">
            <text:p>160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sisterman_keep</text:p>
          </table:table-cell>
          <table:table-cell table:style-name="ce6" office:value-type="float" office:value="3" calcext:value-type="float">
            <text:p>3.00</text:p>
          </table:table-cell>
          <table:table-cell table:style-name="ce6" office:value-type="float" office:value="-0.25" calcext:value-type="float">
            <text:p>-0.25</text:p>
          </table:table-cell>
          <table:table-cell table:formula="of:=([.F37]*1.5)+([.G37]*1)+([.H37]*1.25)+([.I37]*1.5)+([.J37]*2)+([.K37]*1.5)+([.L37]*2.5)" office:value-type="float" office:value="337.5" calcext:value-type="float">
            <text:p>337.50</text:p>
          </table:table-cell>
          <table:table-cell table:style-name="ce10" table:formula="of:=[.F37]+[.G37]+[.H37]+[.I37]+[.J37]+[.K37]+[.L37]" office:value-type="float" office:value="300" calcext:value-type="float">
            <text:p>3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formula="of:=([.B37]*5)+([.C37]*12)+[.D37]+([.M37]/2)"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bloody_gate <text:s/></text:p>
          </table:table-cell>
          <table:table-cell office:value-type="float" office:value="10" calcext:value-type="float">
            <text:p>10.00</text:p>
          </table:table-cell>
          <table:table-cell office:value-type="float" office:value="-1" calcext:value-type="float">
            <text:p>-1.00</text:p>
          </table:table-cell>
          <table:table-cell table:formula="of:=([.F38]*1.5)+([.G38]*1)+([.H38]*1.25)+([.I38]*1.5)+([.J38]*2)+([.K38]*1.5)+([.L38]*2.5)" office:value-type="float" office:value="1075" calcext:value-type="float">
            <text:p>1075.00</text:p>
          </table:table-cell>
          <table:table-cell table:formula="of:=[.F38]+[.G38]+[.H38]+[.I38]+[.J38]+[.K38]+[.L38]" office:value-type="float" office:value="750" calcext:value-type="float">
            <text:p>7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38]*5)+([.C38]*12)+[.D38]+([.M38]/2)" office:value-type="float" office:value="1113" calcext:value-type="float">
            <text:p>1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gulltown <text:s text:c="2"/>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" calcext:value-type="float">
            <text:p>5.00</text:p>
          </table:table-cell>
          <table:table-cell table:formula="of:=([.F39]*1.5)+([.G39]*1)+([.H39]*1.25)+([.I39]*1.5)+([.J39]*2)+([.K39]*1.5)+([.L39]*2.5)" office:value-type="float" office:value="187.5" calcext:value-type="float">
            <text:p>187.50</text:p>
          </table:table-cell>
          <table:table-cell table:style-name="ce10" table:formula="of:=[.F39]+[.G39]+[.H39]+[.I39]+[.J39]+[.K39]+[.L39]" office:value-type="float" office:value="150" calcext:value-type="float">
            <text:p>1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5" calcext:value-type="float">
            <text:p>25</text:p>
          </table:table-cell>
          <table:table-cell table:formula="of:=([.B39]*5)+([.C39]*12)+[.D39]+([.M39]/2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hearthome <text:s text:c="2"/>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table:formula="of:=([.F40]*1.5)+([.G40]*1)+([.H40]*1.25)+([.I40]*1.5)+([.J40]*2)+([.K40]*1.5)+([.L40]*2.5)" office:value-type="float" office:value="425" calcext:value-type="float">
            <text:p>425.00</text:p>
          </table:table-cell>
          <table:table-cell table:formula="of:=[.F40]+[.G40]+[.H40]+[.I40]+[.J40]+[.K40]+[.L40]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B40]*5)+([.C40]*12)+[.D40]+([.M40]/2)" office:value-type="float" office:value="468.5" calcext:value-type="float">
            <text:p>46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dun_fort</text:p>
          </table:table-cell>
          <table:table-cell table:style-name="ce6" office:value-type="float" office:value="5" calcext:value-type="float">
            <text:p>5.00</text:p>
          </table:table-cell>
          <table:table-cell table:style-name="ce6" office:value-type="float" office:value="-0.25" calcext:value-type="float">
            <text:p>-0.25</text:p>
          </table:table-cell>
          <table:table-cell table:formula="of:=([.F41]*1.5)+([.G41]*1)+([.H41]*1.25)+([.I41]*1.5)+([.J41]*2)+([.K41]*1.5)+([.L41]*2.5)" office:value-type="float" office:value="675" calcext:value-type="float">
            <text:p>675.00</text:p>
          </table:table-cell>
          <table:table-cell table:style-name="ce10" table:formula="of:=[.F41]+[.G41]+[.H41]+[.I41]+[.J41]+[.K41]+[.L41]" office:value-type="float" office:value="600" calcext:value-type="float">
            <text:p>6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300" calcext:value-type="float">
            <text:p>30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formula="of:=([.B41]*5)+([.C41]*12)+[.D41]+([.M41]/2)"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highgarden <text:s text:c="2"/>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table:formula="of:=([.F42]*1.5)+([.G42]*1)+([.H42]*1.25)+([.I42]*1.5)+([.J42]*2)+([.K42]*1.5)+([.L42]*2.5)" office:value-type="float" office:value="2662.5" calcext:value-type="float">
            <text:p>2662.50</text:p>
          </table:table-cell>
          <table:table-cell table:formula="of:=[.F42]+[.G42]+[.H42]+[.I42]+[.J42]+[.K42]+[.L42]" office:value-type="float" office:value="1950" calcext:value-type="float">
            <text:p>19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42]*5)+([.C42]*12)+[.D42]+([.M42]/2)" office:value-type="float" office:value="2759.5" calcext:value-type="float">
            <text:p>275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craggon_keep <text:s/>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-0.4" calcext:value-type="float">
            <text:p>-0.40</text:p>
          </table:table-cell>
          <table:table-cell table:formula="of:=([.F43]*1.5)+([.G43]*1)+([.H43]*1.25)+([.I43]*1.5)+([.J43]*2)+([.K43]*1.5)+([.L43]*2.5)" office:value-type="float" office:value="562.5" calcext:value-type="float">
            <text:p>562.50</text:p>
          </table:table-cell>
          <table:table-cell table:style-name="ce10" table:formula="of:=[.F43]+[.G43]+[.H43]+[.I43]+[.J43]+[.K43]+[.L43]" office:value-type="float" office:value="450" calcext:value-type="float">
            <text:p>4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50" calcext:value-type="float">
            <text:p>45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formula="of:=([.B43]*5)+([.C43]*12)+[.D43]+([.M43]/2)" office:value-type="float" office:value="587.7" calcext:value-type="float">
            <text:p>58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raventree_hall <text:s/>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formula="of:=([.F44]*1.5)+([.G44]*1)+([.H44]*1.25)+([.I44]*1.5)+([.J44]*2)+([.K44]*1.5)+([.L44]*2.5)" office:value-type="float" office:value="1237.5" calcext:value-type="float">
            <text:p>1237.50</text:p>
          </table:table-cell>
          <table:table-cell table:formula="of:=[.F44]+[.G44]+[.H44]+[.I44]+[.J44]+[.K44]+[.L44]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44]*5)+([.C44]*12)+[.D44]+([.M44]/2)" office:value-type="float" office:value="1276.5" calcext:value-type="float">
            <text:p>127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stone_hedge <text:s/>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3" calcext:value-type="float">
            <text:p>3.00</text:p>
          </table:table-cell>
          <table:table-cell table:formula="of:=([.F45]*1.5)+([.G45]*1)+([.H45]*1.25)+([.I45]*1.5)+([.J45]*2)+([.K45]*1.5)+([.L45]*2.5)" office:value-type="float" office:value="250" calcext:value-type="float">
            <text:p>250.00</text:p>
          </table:table-cell>
          <table:table-cell table:style-name="ce10" table:formula="of:=[.F45]+[.G45]+[.H45]+[.I45]+[.J45]+[.K45]+[.L45]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formula="of:=([.B45]*5)+([.C45]*12)+[.D45]+([.M45]/2)"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seagard <text:s text:c="2"/>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formula="of:=([.F46]*1.5)+([.G46]*1)+([.H46]*1.25)+([.I46]*1.5)+([.J46]*2)+([.K46]*1.5)+([.L46]*2.5)" office:value-type="float" office:value="987.5" calcext:value-type="float">
            <text:p>987.50</text:p>
          </table:table-cell>
          <table:table-cell table:formula="of:=[.F46]+[.G46]+[.H46]+[.I46]+[.J46]+[.K46]+[.L46]"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46]*5)+([.C46]*12)+[.D46]+([.M46]/2)" office:value-type="float" office:value="1017.5" calcext:value-type="float">
            <text:p>101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maidenpool</text:p>
          </table:table-cell>
          <table:table-cell table:style-name="ce6" office:value-type="float" office:value="3" calcext:value-type="float">
            <text:p>3.00</text:p>
          </table:table-cell>
          <table:table-cell table:style-name="ce6" office:value-type="float" office:value="4" calcext:value-type="float">
            <text:p>4.00</text:p>
          </table:table-cell>
          <table:table-cell table:formula="of:=([.F47]*1.5)+([.G47]*1)+([.H47]*1.25)+([.I47]*1.5)+([.J47]*2)+([.K47]*1.5)+([.L47]*2.5)" office:value-type="float" office:value="675" calcext:value-type="float">
            <text:p>675.00</text:p>
          </table:table-cell>
          <table:table-cell table:style-name="ce10" table:formula="of:=[.F47]+[.G47]+[.H47]+[.I47]+[.J47]+[.K47]+[.L47]" office:value-type="float" office:value="450" calcext:value-type="float">
            <text:p>4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450" calcext:value-type="float">
            <text:p>4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5" calcext:value-type="float">
            <text:p>25</text:p>
          </table:table-cell>
          <table:table-cell table:formula="of:=([.B47]*5)+([.C47]*12)+[.D47]+([.M47]/2)" office:value-type="float" office:value="750.5" calcext:value-type="float">
            <text:p>75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viceroy_palace <text:s/>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table:formula="of:=([.F48]*1.5)+([.G48]*1)+([.H48]*1.25)+([.I48]*1.5)+([.J48]*2)+([.K48]*1.5)+([.L48]*2.5)" office:value-type="float" office:value="6500" calcext:value-type="float">
            <text:p>6500.00</text:p>
          </table:table-cell>
          <table:table-cell table:formula="of:=[.F48]+[.G48]+[.H48]+[.I48]+[.J48]+[.K48]+[.L48]"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([.B48]*5)+([.C48]*12)+[.D48]+([.M48]/2)" office:value-type="float" office:value="6755" calcext:value-type="float">
            <text:p>6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pyke <text:s text:c="3"/></text:p>
          </table:table-cell>
          <table:table-cell table:style-name="ce6" office:value-type="float" office:value="7" calcext:value-type="float">
            <text:p>7.00</text:p>
          </table:table-cell>
          <table:table-cell table:style-name="ce6" office:value-type="float" office:value="-0.5" calcext:value-type="float">
            <text:p>-0.50</text:p>
          </table:table-cell>
          <table:table-cell table:formula="of:=([.F49]*1.5)+([.G49]*1)+([.H49]*1.25)+([.I49]*1.5)+([.J49]*2)+([.K49]*1.5)+([.L49]*2.5)" office:value-type="float" office:value="525" calcext:value-type="float">
            <text:p>525.00</text:p>
          </table:table-cell>
          <table:table-cell table:style-name="ce10" table:formula="of:=[.F49]+[.G49]+[.H49]+[.I49]+[.J49]+[.K49]+[.L49]" office:value-type="float" office:value="350" calcext:value-type="float">
            <text:p>350</text:p>
          </table:table-cell>
          <table:table-cell table:style-name="ce13" office:value-type="float" office:value="350" calcext:value-type="float">
            <text:p>35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35" calcext:value-type="float">
            <text:p>35</text:p>
          </table:table-cell>
          <table:table-cell table:formula="of:=([.B49]*5)+([.C49]*12)+[.D49]+([.M49]/2)" office:value-type="float" office:value="571.5" calcext:value-type="float">
            <text:p>57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water_gardens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([.F50]*1.5)+([.G50]*1)+([.H50]*1.25)+([.I50]*1.5)+([.J50]*2)+([.K50]*1.5)+([.L50]*2.5)" office:value-type="float" office:value="675" calcext:value-type="float">
            <text:p>675.00</text:p>
          </table:table-cell>
          <table:table-cell table:formula="of:=[.F50]+[.G50]+[.H50]+[.I50]+[.J50]+[.K50]+[.L50]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B50]*5)+([.C50]*12)+[.D50]+([.M50]/2)" office:value-type="float" office:value="692.5" calcext:value-type="float">
            <text:p>69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boneway_keep <text:s/>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-0.35" calcext:value-type="float">
            <text:p>-0.35</text:p>
          </table:table-cell>
          <table:table-cell table:formula="of:=([.F51]*1.5)+([.G51]*1)+([.H51]*1.25)+([.I51]*1.5)+([.J51]*2)+([.K51]*1.5)+([.L51]*2.5)" office:value-type="float" office:value="600" calcext:value-type="float">
            <text:p>600.00</text:p>
          </table:table-cell>
          <table:table-cell table:style-name="ce10" table:formula="of:=[.F51]+[.G51]+[.H51]+[.I51]+[.J51]+[.K51]+[.L51]" office:value-type="float" office:value="500" calcext:value-type="float">
            <text:p>5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00" calcext:value-type="float">
            <text:p>20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formula="of:=([.B51]*5)+([.C51]*12)+[.D51]+([.M51]/2)" office:value-type="float" office:value="625.8" calcext:value-type="float">
            <text:p>62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brightwater_keep </text:p>
          </table:table-cell>
          <table:table-cell office:value-type="float" office:value="4" calcext:value-type="float">
            <text:p>4.00</text:p>
          </table:table-cell>
          <table:table-cell office:value-type="float" office:value="-0.3" calcext:value-type="float">
            <text:p>-0.30</text:p>
          </table:table-cell>
          <table:table-cell table:formula="of:=([.F52]*1.5)+([.G52]*1)+([.H52]*1.25)+([.I52]*1.5)+([.J52]*2)+([.K52]*1.5)+([.L52]*2.5)" office:value-type="float" office:value="1050" calcext:value-type="float">
            <text:p>1050.00</text:p>
          </table:table-cell>
          <table:table-cell table:formula="of:=[.F52]+[.G52]+[.H52]+[.I52]+[.J52]+[.K52]+[.L52]"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52]*5)+([.C52]*12)+[.D52]+([.M52]/2)" office:value-type="float" office:value="1066.4" calcext:value-type="float">
            <text:p>106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shield_island <text:s/>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-0.5" calcext:value-type="float">
            <text:p>-0.50</text:p>
          </table:table-cell>
          <table:table-cell table:formula="of:=([.F53]*1.5)+([.G53]*1)+([.H53]*1.25)+([.I53]*1.5)+([.J53]*2)+([.K53]*1.5)+([.L53]*2.5)" office:value-type="float" office:value="675" calcext:value-type="float">
            <text:p>675.00</text:p>
          </table:table-cell>
          <table:table-cell table:style-name="ce10" table:formula="of:=[.F53]+[.G53]+[.H53]+[.I53]+[.J53]+[.K53]+[.L53]" office:value-type="float" office:value="500" calcext:value-type="float">
            <text:p>50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formula="of:=([.B53]*5)+([.C53]*12)+[.D53]+([.M53]/2)"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coldmoat <text:s text:c="2"/>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.00</text:p>
          </table:table-cell>
          <table:table-cell table:formula="of:=([.F54]*1.5)+([.G54]*1)+([.H54]*1.25)+([.I54]*1.5)+([.J54]*2)+([.K54]*1.5)+([.L54]*2.5)" office:value-type="float" office:value="737.5" calcext:value-type="float">
            <text:p>737.50</text:p>
          </table:table-cell>
          <table:table-cell table:formula="of:=[.F54]+[.G54]+[.H54]+[.I54]+[.J54]+[.K54]+[.L54]"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54]*5)+([.C54]*12)+[.D54]+([.M54]/2)" office:value-type="float" office:value="803.5" calcext:value-type="float">
            <text:p>80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horn_hill <text:s text:c="2"/>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3" calcext:value-type="float">
            <text:p>3.00</text:p>
          </table:table-cell>
          <table:table-cell table:formula="of:=([.F55]*1.5)+([.G55]*1)+([.H55]*1.25)+([.I55]*1.5)+([.J55]*2)+([.K55]*1.5)+([.L55]*2.5)" office:value-type="float" office:value="737.5" calcext:value-type="float">
            <text:p>737.50</text:p>
          </table:table-cell>
          <table:table-cell table:style-name="ce10" table:formula="of:=[.F55]+[.G55]+[.H55]+[.I55]+[.J55]+[.K55]+[.L55]" office:value-type="float" office:value="500" calcext:value-type="float">
            <text:p>500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formula="of:=([.B55]*5)+([.C55]*12)+[.D55]+([.M55]/2)" office:value-type="float" office:value="803.5" calcext:value-type="float">
            <text:p>80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mander_keep <text:s/>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.00</text:p>
          </table:table-cell>
          <table:table-cell table:formula="of:=([.F56]*1.5)+([.G56]*1)+([.H56]*1.25)+([.I56]*1.5)+([.J56]*2)+([.K56]*1.5)+([.L56]*2.5)" office:value-type="float" office:value="737.5" calcext:value-type="float">
            <text:p>737.50</text:p>
          </table:table-cell>
          <table:table-cell table:formula="of:=[.F56]+[.G56]+[.H56]+[.I56]+[.J56]+[.K56]+[.L56]"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56]*5)+([.C56]*12)+[.D56]+([.M56]/2)" office:value-type="float" office:value="803.5" calcext:value-type="float">
            <text:p>80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lannisport <text:s text:c="2"/>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" calcext:value-type="float">
            <text:p>6.00</text:p>
          </table:table-cell>
          <table:table-cell table:formula="of:=([.F57]*1.5)+([.G57]*1)+([.H57]*1.25)+([.I57]*1.5)+([.J57]*2)+([.K57]*1.5)+([.L57]*2.5)" office:value-type="float" office:value="712.5" calcext:value-type="float">
            <text:p>712.50</text:p>
          </table:table-cell>
          <table:table-cell table:style-name="ce10" table:formula="of:=[.F57]+[.G57]+[.H57]+[.I57]+[.J57]+[.K57]+[.L57]" office:value-type="float" office:value="600" calcext:value-type="float">
            <text:p>6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formula="of:=([.B57]*5)+([.C57]*12)+[.D57]+([.M57]/2)" office:value-type="float" office:value="784.5" calcext:value-type="float">
            <text:p>78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lannisgate <text:s text:c="2"/>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formula="of:=([.F58]*1.5)+([.G58]*1)+([.H58]*1.25)+([.I58]*1.5)+([.J58]*2)+([.K58]*1.5)+([.L58]*2.5)" office:value-type="float" office:value="437.5" calcext:value-type="float">
            <text:p>437.50</text:p>
          </table:table-cell>
          <table:table-cell table:formula="of:=[.F58]+[.G58]+[.H58]+[.I58]+[.J58]+[.K58]+[.L58]"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58]*5)+([.C58]*12)+[.D58]+([.M58]/2)" office:value-type="float" office:value="467.5" calcext:value-type="float">
            <text:p>4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lannisfield <text:s/>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" calcext:value-type="float">
            <text:p>5.00</text:p>
          </table:table-cell>
          <table:table-cell table:formula="of:=([.F59]*1.5)+([.G59]*1)+([.H59]*1.25)+([.I59]*1.5)+([.J59]*2)+([.K59]*1.5)+([.L59]*2.5)" office:value-type="float" office:value="525" calcext:value-type="float">
            <text:p>525.00</text:p>
          </table:table-cell>
          <table:table-cell table:style-name="ce10" table:formula="of:=[.F59]+[.G59]+[.H59]+[.I59]+[.J59]+[.K59]+[.L59]" office:value-type="float" office:value="450" calcext:value-type="float">
            <text:p>4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formula="of:=([.B59]*5)+([.C59]*12)+[.D59]+([.M59]/2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crakehall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([.F60]*1.5)+([.G60]*1)+([.H60]*1.25)+([.I60]*1.5)+([.J60]*2)+([.K60]*1.5)+([.L60]*2.5)" office:value-type="float" office:value="1075" calcext:value-type="float">
            <text:p>1075.00</text:p>
          </table:table-cell>
          <table:table-cell table:formula="of:=[.F60]+[.G60]+[.H60]+[.I60]+[.J60]+[.K60]+[.L60]"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60]*5)+([.C60]*12)+[.D60]+([.M60]/2)"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fair_isle_shipyard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5" calcext:value-type="float">
            <text:p>0.50</text:p>
          </table:table-cell>
          <table:table-cell table:formula="of:=([.F61]*1.5)+([.G61]*1)+([.H61]*1.25)+([.I61]*1.5)+([.J61]*2)+([.K61]*1.5)+([.L61]*2.5)" office:value-type="float" office:value="0" calcext:value-type="float">
            <text:p>0.00</text:p>
          </table:table-cell>
          <table:table-cell table:style-name="ce10" table:formula="of:=[.F61]+[.G61]+[.H61]+[.I61]+[.J61]+[.K61]+[.L61]" office:value-type="float" office:value="0" calcext:value-type="float">
            <text:p>0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formula="of:=([.B61]*5)+([.C61]*12)+[.D61]+([.M61]/2)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fair_keep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([.F62]*1.5)+([.G62]*1)+([.H62]*1.25)+([.I62]*1.5)+([.J62]*2)+([.K62]*1.5)+([.L62]*2.5)" office:value-type="float" office:value="625" calcext:value-type="float">
            <text:p>625.00</text:p>
          </table:table-cell>
          <table:table-cell table:formula="of:=[.F62]+[.G62]+[.H62]+[.I62]+[.J62]+[.K62]+[.L62]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62]*5)+([.C62]*12)+[.D62]+([.M62]/2)"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bear_hall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0" calcext:value-type="float">
            <text:p>0.00</text:p>
          </table:table-cell>
          <table:table-cell table:formula="of:=([.F63]*1.5)+([.G63]*1)+([.H63]*1.25)+([.I63]*1.5)+([.J63]*2)+([.K63]*1.5)+([.L63]*2.5)" office:value-type="float" office:value="750" calcext:value-type="float">
            <text:p>750.00</text:p>
          </table:table-cell>
          <table:table-cell table:style-name="ce10" table:formula="of:=[.F63]+[.G63]+[.H63]+[.I63]+[.J63]+[.K63]+[.L63]" office:value-type="float" office:value="500" calcext:value-type="float">
            <text:p>50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formula="of:=([.B63]*5)+([.C63]*12)+[.D63]+([.M63]/2)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deepwood_motte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formula="of:=([.F64]*1.5)+([.G64]*1)+([.H64]*1.25)+([.I64]*1.5)+([.J64]*2)+([.K64]*1.5)+([.L64]*2.5)" office:value-type="float" office:value="712.5" calcext:value-type="float">
            <text:p>712.50</text:p>
          </table:table-cell>
          <table:table-cell table:formula="of:=[.F64]+[.G64]+[.H64]+[.I64]+[.J64]+[.K64]+[.L64]"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64]*5)+([.C64]*12)+[.D64]+([.M64]/2)" office:value-type="float" office:value="732.5" calcext:value-type="float">
            <text:p>73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barrowton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" calcext:value-type="float">
            <text:p>4.00</text:p>
          </table:table-cell>
          <table:table-cell table:formula="of:=([.F65]*1.5)+([.G65]*1)+([.H65]*1.25)+([.I65]*1.5)+([.J65]*2)+([.K65]*1.5)+([.L65]*2.5)" office:value-type="float" office:value="475" calcext:value-type="float">
            <text:p>475.00</text:p>
          </table:table-cell>
          <table:table-cell table:style-name="ce10" table:formula="of:=[.F65]+[.G65]+[.H65]+[.I65]+[.J65]+[.K65]+[.L65]" office:value-type="float" office:value="450" calcext:value-type="float">
            <text:p>4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formula="of:=([.B65]*5)+([.C65]*12)+[.D65]+([.M65]/2)"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last_hearth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([.F66]*1.5)+([.G66]*1)+([.H66]*1.25)+([.I66]*1.5)+([.J66]*2)+([.K66]*1.5)+([.L66]*2.5)" office:value-type="float" office:value="900" calcext:value-type="float">
            <text:p>900.00</text:p>
          </table:table-cell>
          <table:table-cell table:formula="of:=[.F66]+[.G66]+[.H66]+[.I66]+[.J66]+[.K66]+[.L66]"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66]*5)+([.C66]*12)+[.D66]+([.M66]/2)"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karhold</text:p>
          </table:table-cell>
          <table:table-cell table:style-name="ce6" office:value-type="float" office:value="4" calcext:value-type="float">
            <text:p>4.00</text:p>
          </table:table-cell>
          <table:table-cell table:style-name="ce6" office:value-type="float" office:value="0" calcext:value-type="float">
            <text:p>0.00</text:p>
          </table:table-cell>
          <table:table-cell table:formula="of:=([.F67]*1.5)+([.G67]*1)+([.H67]*1.25)+([.I67]*1.5)+([.J67]*2)+([.K67]*1.5)+([.L67]*2.5)" office:value-type="float" office:value="600" calcext:value-type="float">
            <text:p>600.00</text:p>
          </table:table-cell>
          <table:table-cell table:style-name="ce10" table:formula="of:=[.F67]+[.G67]+[.H67]+[.I67]+[.J67]+[.K67]+[.L67]" office:value-type="float" office:value="400" calcext:value-type="float">
            <text:p>40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formula="of:=([.B67]*5)+([.C67]*12)+[.D67]+([.M67]/2)"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greywater_watch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([.F68]*1.5)+([.G68]*1)+([.H68]*1.25)+([.I68]*1.5)+([.J68]*2)+([.K68]*1.5)+([.L68]*2.5)" office:value-type="float" office:value="562.5" calcext:value-type="float">
            <text:p>562.50</text:p>
          </table:table-cell>
          <table:table-cell table:formula="of:=[.F68]+[.G68]+[.H68]+[.I68]+[.J68]+[.K68]+[.L68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B68]*5)+([.C68]*12)+[.D68]+([.M68]/2)" office:value-type="float" office:value="587.5" calcext:value-type="float">
            <text:p>5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_skagosi_keep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formula="of:=([.F69]*1.5)+([.G69]*1)+([.H69]*1.25)+([.I69]*1.5)+([.J69]*2)+([.K69]*1.5)+([.L69]*2.5)" office:value-type="float" office:value="475" calcext:value-type="float">
            <text:p>475.00</text:p>
          </table:table-cell>
          <table:table-cell table:style-name="ce10" table:formula="of:=[.F69]+[.G69]+[.H69]+[.I69]+[.J69]+[.K69]+[.L69]" office:value-type="float" office:value="400" calcext:value-type="float">
            <text:p>40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formula="of:=([.B69]*5)+([.C69]*12)+[.D69]+([.M69]/2)" office:value-type="float" office:value="475" calcext:value-type="float">
            <text:p>47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7:00:31.6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18S</meta:editing-duration>
    <meta:editing-cycles>43</meta:editing-cycles>
    <meta:generator>LibreOffice/5.3.0.3$Windows_X86_64 LibreOffice_project/7074905676c47b82bbcfbea1aeefc84afe1c50e1</meta:generator>
    <dc:date>2017-04-21T18:21:10.045000000</dc:date>
    <meta:document-statistic meta:table-count="3" meta:cell-count="897" meta:object-count="0"/>
    <meta:user-defined meta:name="Info 1"/>
    <meta:user-defined meta:name="Info 2"/>
    <meta:user-defined meta:name="Info 3"/>
    <meta:user-defined meta:name="Info 4"/>
  </office:meta>
</office:document-meta>
</file>